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400E0F5A69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cure, Anonymous Web-Hosting With Community-Driven Censorshi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cott Cunningh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WW is currently very centralised</text:p>
                <text:list>
                  <text:list-item>
                    <text:p>Hierarchical: you -&gt; ISP -&gt; website</text:p>
                  </text:list-item>
                </text:list>
              </text:list-item>
              <text:list-item>
                <text:p>Usual case: single-server website</text:p>
                <text:list>
                  <text:list-item>
                    <text:p>Single point of failure</text:p>
                  </text:list-item>
                  <text:list-item>
                    <text:p>Susceptible to attack (eg governments, ISPs - Wikilea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r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racking: can trace connections user --&gt; website</text:p>
                <text:list>
                  <text:list-item>
                    <text:p>Can snoop on network, guess what websites they use based on observations</text:p>
                  </text:list-item>
                </text:list>
              </text:list-item>
              <text:list-item>
                <text:p>Single-point-of-failure: DDoS web servers</text:p>
              </text:list-item>
              <text:list-item>
                <text:p>Censorship: ISPs have the power to cut you off</text:p>
                <text:list>
                  <text:list-item>
                    <text:p>Ireland and “the Pirate Bay” [1]</text:p>
                  </text:list-item>
                  <text:list-item>
                    <text:p>YouTube, Twitter banned in Turkey [2]</text:p>
                    <text:p><text:span text:style-name="T1"/></text:p>
                  </text:list-item>
                  <text:list-item>
                    <text:p><text:span text:style-name="T1">[1] http://torrentfreak.com/irish-isps-start-blocking-the-pirate-bay-130710/</text:span></text:p>
                  </text:list-item>
                  <text:list-item>
                    <text:p><text:span text:style-name="T1">[2] http://edition.cnn.com/2014/03/27/world/europe/turkey-youtube-blocked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oa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<text:s/>Publisher anonymity: author of a site should be able to <text:span text:style-name="T2">post anonymously</text:span></text:p>
              </text:list-item>
              <text:list-item>
                <text:p><text:s/>Reader privacy: users should be able to <text:span text:style-name="T2">keep their browsing private</text:span></text:p>
              </text:list-item>
              <text:list-item>
                <text:p><text:s/>Tamper-proof: Be able to verify <text:span text:style-name="T2">legitimacy</text:span> of data <text:span text:style-name="T3">despite users not holding it</text:span></text:p>
              </text:list-item>
              <text:list-item>
                <text:p><text:s/>Exploit the inherent <text:span text:style-name="T2">“linking” nature </text:span>of the web</text:p>
              </text:list-item>
              <text:list-item>
                <text:p><text:s/>Allow the <text:span text:style-name="T2">community </text:span>to reject websites; not a central autho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13:22:19.824370555</meta:creation-date>
    <dc:date>2014-03-27T22:29:09.274151046</dc:date>
    <meta:editing-duration>PT2H27M48S</meta:editing-duration>
    <meta:editing-cycles>2</meta:editing-cycles>
    <meta:generator>LibreOffice/4.1.5.3$Linux_X86_64 LibreOffice_project/410m0$Build-3</meta:generator>
    <meta:document-statistic meta:object-count="41"/>
  </office:meta>
</office:document-meta>
</file>